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50000025A2B09CFC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Bold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1" style:family="text">
      <style:text-properties officeooo:rsid="0021e13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knob <text:span text:style-name="T1">winkelberechnung</text:span></text:p>
      <text:p text:style-name="Text_20_body"/>
      <text:p text:style-name="Text_20_body"/>
      <text:p text:style-name="Text_20_body">Trigonometrischer Kreis</text:p>
      <text:p text:style-name="Text_20_body"/>
      <text:p text:style-name="Text_20_body"/>
      <text:p text:style-name="Text_20_body"/>
      <text:p text:style-name="Text_20_body"><draw:frame draw:style-name="fr1" draw:name="Image1" text:anchor-type="char" svg:width="17cm" svg:height="14.116cm" draw:z-index="0"><draw:image xlink:href="Pictures/10000001000002D50000025A2B09CFC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adornments="Bold" style:font-family-generic="swiss" style:font-pitch="variable"/>
    <style:font-face style:name="Calibri Light1" svg:font-family="'Calibri Light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 loext:opacity="0%" fo:font-weight="normal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ibri Light1" fo:font-family="'Calibri Light'" style:font-style-name="Regular" style:font-family-generic="swiss" style:font-pitch="variable" fo:font-size="14pt" fo:font-weight="250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  <style:text-properties style:font-name="Calibri Light1" fo:font-family="'Calibri Light'" style:font-style-name="Regular" style:font-family-generic="swiss" style:font-pitch="variable" fo:font-weight="250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Calibri Light" fo:font-family="'Calibri Light'" style:font-style-name="Bol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Text_20_body">
      <style:paragraph-properties fo:margin-left="2cm" fo:margin-top="0cm" fo:margin-bottom="0cm" style:contextual-spacing="false" fo:line-height="100%" fo:text-align="start" style:justify-single-word="false"/>
      <style:text-properties fo:color="#ff8000" loext:opacity="100%" style:font-name="Liberation Mono1" fo:font-family="'Liberation Mono'" style:font-style-name="Regular" style:font-family-generic="modern" style:font-pitch="fixed"/>
    </style:style>
    <style:style style:name="Frame_20_contents" style:display-name="Frame contents" style:family="paragraph" style:parent-style-name="Standard" style:class="extra"/>
    <style:style style:name="Salutation" style:family="paragraph" style:parent-style-name="Standard" style:class="text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Calibri Light" fo:font-family="'Calibri Light'" style:font-style-name="Bold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Calibri Light" fo:font-family="'Calibri Light'" style:font-style-name="Bold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text-indent="-0.499cm" style:auto-text-indent="false">
        <style:tab-stops>
          <style:tab-stop style:position="0cm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Page_20_Number" style:display-name="Page Number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0T17:49:37.139000000</meta:creation-date>
    <meta:editing-duration>PT14M3S</meta:editing-duration>
    <meta:editing-cycles>5</meta:editing-cycles>
    <meta:generator>LibreOffice/24.2.4.2$Windows_X86_64 LibreOffice_project/51a6219feb6075d9a4c46691dcfe0cd9c4fff3c2</meta:generator>
    <dc:title>scorpioTemplate</dc:title>
    <dc:date>2025-04-20T18:03:37.550000000</dc:date>
    <meta:document-statistic meta:table-count="0" meta:image-count="1" meta:object-count="0" meta:page-count="1" meta:paragraph-count="2" meta:word-count="4" meta:character-count="44" meta:non-whitespace-character-count="42"/>
    <meta:template xlink:type="simple" xlink:actuate="onRequest" xlink:title="scorpioTemplate" xlink:href="../../../AppData/Roaming/LibreOffice/4/user/template/scorpioTemplate.ott" meta:date="2025-04-20T17:49:34.387000000"/>
  </office:meta>
</office:document-meta>
</file>